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ights = [16, 22, 30]</text:p>
      <text:p text:style-name="Standard">profits = [45, 60, 80]</text:p>
      <text:p text:style-name="Standard">capacity = 40</text:p>
      <text:p text:style-name="Standard"/>
      <text:p text:style-name="Standard"># Calculate profit/weight ratio</text:p>
      <text:p text:style-name="Standard">ratio = [p / w for p, w in zip(profits, weights)]</text:p>
      <text:p text:style-name="Standard"/>
      <text:p text:style-name="Standard"># Combine items into tuples: (weight, profit, ratio)</text:p>
      <text:p text:style-name="Standard">items = list(zip(weights, profits, ratio))</text:p>
      <text:p text:style-name="Standard"/>
      <text:p text:style-name="Standard"># Sort items by ratio in descending order</text:p>
      <text:p text:style-name="Standard">items.sort(key=lambda item: item[2], reverse=True)</text:p>
      <text:p text:style-name="Standard"/>
      <text:p text:style-name="Standard">total_profit = 0</text:p>
      <text:p text:style-name="Standard">print("Parcel\tWeight\tProfit\tFraction Taken")</text:p>
      <text:p text:style-name="Standard">for i, (w, p, r) in enumerate(items):</text:p>
      <text:p text:style-name="Standard"><text:s text:c="4"/>if capacity &gt;= w:</text:p>
      <text:p text:style-name="Standard"><text:s text:c="8"/>fraction = 1</text:p>
      <text:p text:style-name="Standard"><text:s text:c="8"/>capacity -= w</text:p>
      <text:p text:style-name="Standard"><text:s text:c="8"/>total_profit += p</text:p>
      <text:p text:style-name="Standard"><text:s text:c="4"/>else:</text:p>
      <text:p text:style-name="Standard"><text:s text:c="8"/>fraction = capacity / w</text:p>
      <text:p text:style-name="Standard"><text:s text:c="8"/>total_profit += p * fraction</text:p>
      <text:p text:style-name="Standard"><text:s text:c="8"/>capacity = 0</text:p>
      <text:p text:style-name="Standard"><text:s text:c="4"/>print(f"{i+1}\t{w}\t{p}\t{fraction:.2f}")</text:p>
      <text:p text:style-name="Standard"><text:s text:c="4"/>if capacity == 0:</text:p>
      <text:p text:style-name="Standard"><text:s text:c="8"/>break</text:p>
      <text:p text:style-name="Standard"/>
      <text:p text:style-name="Standard">print(f"\nTotal Profit: {total_profit:.2f}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08T19:32:36.093407491</meta:creation-date>
    <dc:date>2025-11-08T19:34:41.976137967</dc:date>
    <meta:editing-duration>PT2M7S</meta:editing-duration>
    <meta:editing-cycles>1</meta:editing-cycles>
    <meta:document-statistic meta:table-count="0" meta:image-count="0" meta:object-count="0" meta:page-count="1" meta:paragraph-count="24" meta:word-count="101" meta:character-count="728" meta:non-whitespace-character-count="579"/>
    <meta:generator>LibreOffice/6.0.7.3$Linux_x86 LibreOffice_project/00m0$Build-3</meta:generator>
  </office:meta>
</office:document-meta>
</file>